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59in" style:rel-width="98%" fo:margin-left="0in" fo:margin-top="0in" fo:margin-bottom="0in" table:align="left" style:writing-mode="lr-tb"/>
    </style:style>
    <style:style style:name="Table1.A" style:family="table-column">
      <style:table-column-properties style:column-width="2.6444in" style:rel-column-width="26423*"/>
    </style:style>
    <style:style style:name="Table1.B" style:family="table-column">
      <style:table-column-properties style:column-width="1.9569in" style:rel-column-width="19556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00cd6f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officeooo:paragraph-rsid="0000cd6f" style:font-size-asian="14pt" style:font-size-complex="14pt"/>
    </style:style>
    <style:style style:name="P3" style:family="paragraph" style:parent-style-name="Standard">
      <style:paragraph-properties fo:margin-left="0in" fo:margin-right="0in" fo:line-height="125%" fo:text-align="center" style:justify-single-word="false" fo:text-indent="0.4925in" style:auto-text-indent="false"/>
      <style:text-properties officeooo:paragraph-rsid="0000cd6f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text-transform="uppercase" fo:font-size="14pt" fo:font-weight="bold" officeooo:paragraph-rsid="0000cd6f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officeooo:paragraph-rsid="0000cd6f" style:font-size-asian="14pt" style:font-weight-asian="bold" style:font-size-complex="14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officeooo:paragraph-rsid="0000cd6f" style:font-size-asian="14pt" style:font-size-complex="14pt"/>
    </style:style>
    <style:style style:name="P7" style:family="paragraph" style:parent-style-name="Standard">
      <style:paragraph-properties fo:margin-left="0in" fo:margin-right="0in" fo:line-height="150%" fo:text-indent="0.4925in" style:auto-text-indent="false"/>
      <style:text-properties fo:font-size="14pt" officeooo:paragraph-rsid="0000cd6f" style:font-size-asian="14pt" style:font-size-complex="14pt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officeooo:paragraph-rsid="0000cd6f" style:font-size-asian="14pt" style:font-size-complex="14pt" style:font-weight-complex="bold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officeooo:paragraph-rsid="0000cd6f"/>
    </style:style>
    <style:style style:name="P10" style:family="paragraph" style:parent-style-name="Standard">
      <style:paragraph-properties fo:margin-left="0in" fo:margin-right="0in" fo:line-height="150%" fo:text-indent="0.4925in" style:auto-text-indent="false"/>
      <style:text-properties officeooo:paragraph-rsid="0000cd6f"/>
    </style:style>
    <style:style style:name="P11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/>
      <style:text-properties fo:text-transform="uppercase" fo:font-size="14pt" fo:font-weight="bold" officeooo:paragraph-rsid="0000cd6f" style:font-size-asian="14pt" style:font-weight-asian="bold" style:font-size-complex="14pt"/>
    </style:style>
    <style:style style:name="P12" style:family="paragraph" style:parent-style-name="Times14_5f_РИО2">
      <style:paragraph-properties fo:line-height="150%" fo:text-align="center" style:justify-single-word="false"/>
      <style:text-properties officeooo:paragraph-rsid="0000cd6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officeooo:rsid="00088392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style:font-size-asian="14pt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088392" style:font-size-asian="14pt" style:font-weight-asian="bold" style:font-size-complex="14pt"/>
    </style:style>
    <style:style style:name="T8" style:family="text">
      <style:text-properties fo:text-transform="uppercase" style:font-size-complex="14pt"/>
    </style:style>
    <style:style style:name="T9" style:family="text">
      <style:text-properties officeooo:rsid="0000cd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Book_20_Title"><text:span text:style-name="T8">отчет</text:span></text:span></text:p>
      <text:p text:style-name="P5">по <text:span text:style-name="T9">проекту</text:span> №<text:span text:style-name="T9">1</text:span></text:p>
      <text:p text:style-name="P5">по дисциплине «<text:span text:style-name="T9">Основы хранения данных</text:span>»</text:p>
      <text:p text:style-name="P9"><text:span text:style-name="T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0"><text:span text:style-name="T1">Студентка гр. </text:span><text:span text:style-name="T4">6</text:span><text:span text:style-name="T1">38</text:span><text:span text:style-name="T3">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"><text:span text:style-name="T3">Михеева</text:span><text:span text:style-name="T1"> </text:span><text:span text:style-name="T3">Е</text:span><text:span text:style-name="T1">.</text:span><text:span text:style-name="T3">Е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2"><text:span text:style-name="T9">БорисенкоК</text:span>..</text:p>
          </table:table-cell>
        </table:table-row>
      </table:table>
      <text:p text:style-name="P8"/>
      <text:p text:style-name="P8"/>
      <text:p text:style-name="P8">Санкт-Петербург</text:p>
      <text:p text:style-name="P3"><text:span text:style-name="T2">201</text:span><text:span text:style-name="T5">9</text:span></text:p>
      <text:p text:style-name="P3"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57in" fo:margin-bottom="0.44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3:15:43.447928100</meta:creation-date>
    <dc:date>2019-04-27T23:17:14.766733273</dc:date>
    <meta:editing-duration>PT1M31S</meta:editing-duration>
    <meta:editing-cycles>1</meta:editing-cycles>
    <meta:document-statistic meta:table-count="1" meta:image-count="0" meta:object-count="0" meta:page-count="2" meta:paragraph-count="14" meta:word-count="32" meta:character-count="260" meta:non-whitespace-character-count="242"/>
    <meta:generator>LibreOffice/6.0.7.3$Linux_X86_64 LibreOffice_project/00m0$Build-3</meta:generator>
  </office:meta>
</office:document-meta>
</file>